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634in"/>
    </style:style>
    <style:style style:name="co2" style:family="table-column">
      <style:table-column-properties fo:break-before="auto" style:column-width="2.680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3.4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1c4e9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1c4e9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fo:background-color="#d1c4e9" fo:wrap-option="wrap" fo:border-left="none" fo:border-right="none" fo:border-top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100">
      <style:table-cell-properties fo:border-bottom="0.74pt solid #000000" fo:background-color="#d1c4e9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 calcext:value-type="string">
            <text:p>RWI System - Active elements</text:p>
          </table:table-cell>
          <table:table-cell table:style-name="ce5" office:value-type="string" calcext:value-type="string">
            <text:p>FUNC</text:p>
          </table:table-cell>
          <table:table-cell table:style-name="ce6" office:value-type="string" calcext:value-type="string">
            <text:p>Denomination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Location</text:p>
          </table:table-cell>
          <table:table-cell table:style-name="ce8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P1 - sumergible pump 220VAC/0.75kW, 1”, 80m,  </text:p>
          </table:table-cell>
          <table:table-cell table:style-name="ce3" office:value-type="string" calcext:value-type="string">
            <text:p>ON/OFF initiated by “High Tank” Low Level Threshold or pressure compensation request initiated by PRS2;</text:p>
          </table:table-cell>
          <table:table-cell table:style-name="Default" table:number-columns-repeated="3"/>
          <table:table-cell table:style-name="ce7" office:value-type="string" calcext:value-type="string">
            <text:p>P1 is submergable <text:s/>with 80m capacity</text:p>
          </table:table-cell>
        </table:table-row>
        <table:table-row table:style-name="ro4">
          <table:table-cell table:style-name="ce3" office:value-type="string" calcext:value-type="string">
            <text:p>        powered with SSR08x4,    </text:p>
          </table:table-cell>
          <table:table-cell table:style-name="ce3"/>
          <table:table-cell office:value-type="string" calcext:value-type="string">
            <text:p>SSR08x4</text:p>
          </table:table-cell>
          <table:table-cell table:number-columns-repeated="2"/>
          <table:table-cell office:value-type="string" calcext:value-type="string">
            <text:p>4-Channel SSR <text:a xlink:href="mailto:220VAC@4A" xlink:type="simple">220VAC@4A</text:a> continue</text:p>
          </table:table-cell>
        </table:table-row>
        <table:table-row table:style-name="ro4">
          <table:table-cell table:style-name="ce3" office:value-type="string" calcext:value-type="string">
            <text:p>        controlled by BASST,</text:p>
          </table:table-cell>
          <table:table-cell table:style-name="ce3"/>
          <table:table-cell office:value-type="string" calcext:value-type="string">
            <text:p>BASST</text:p>
          </table:table-cell>
          <table:table-cell table:number-columns-repeated="2"/>
          <table:table-cell office:value-type="string" calcext:value-type="string">
            <text:p>MCU / WiFi / ESP32 Base Station Controller</text:p>
          </table:table-cell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5">
          <table:table-cell table:style-name="ce3" office:value-type="string" calcext:value-type="string">
            <text:p>FUNC : ON/OFF</text:p>
          </table:table-cell>
          <table:table-cell table:style-name="ce3" office:value-type="string" calcext:value-type="string">
            <text:p>ON/OFF initiated by Low Level threshold from High Tank,or PRS2 Low Level threshold</text:p>
          </table:table-cell>
          <table:table-cell table:number-columns-repeated="4"/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2 - filter reverse wash</text:p>
          </table:table-cell>
          <table:table-cell table:style-name="ce3" office:value-type="string" calcext:value-type="string">
            <text:p>not used yet</text:p>
          </table:table-cell>
          <table:table-cell table:number-columns-repeated="4"/>
        </table:table-row>
        <table:table-row table:style-name="ro4">
          <table:table-cell table:style-name="ce3" table:number-columns-repeated="2"/>
          <table:table-cell table:number-columns-repeated="4"/>
        </table:table-row>
        <table:table-row table:style-name="ro6">
          <table:table-cell table:style-name="ce3" office:value-type="string" calcext:value-type="string">
            <text:p>P3 - Feed Pump, sumergible,</text:p>
          </table:table-cell>
          <table:table-cell table:style-name="ce3" office:value-type="string" calcext:value-type="string">
            <text:p>ON/OFF initiated by LVS1 Low Level threshold “Low Tank” o TB2-ManualSwitch override</text:p>
          </table:table-cell>
          <table:table-cell table:number-columns-repeated="3"/>
          <table:table-cell table:style-name="ce7" office:value-type="string" calcext:value-type="string">
            <text:p>P3 is a submergable pump 24VDC 1100 liter/h</text:p>
            <text:p>To feed water from the Open-air Tank to the Low Tank</text:p>
          </table:table-cell>
        </table:table-row>
        <table:table-row table:style-name="ro4">
          <table:table-cell table:style-name="ce3" office:value-type="string" calcext:value-type="string">
            <text:p>       +24V@5A,</text:p>
          </table:table-cell>
          <table:table-cell table:style-name="ce3"/>
          <table:table-cell table:number-columns-repeated="2"/>
          <table:table-cell office:value-type="string" calcext:value-type="string">
            <text:p>TB2</text:p>
          </table:table-cell>
          <table:table-cell office:value-type="string" calcext:value-type="string">
            <text:p>Power Supply <text:a xlink:href="mailto:24VDC@5A" xlink:type="simple">24VDC@5A</text:a>, feeding P3 and REMST</text:p>
          </table:table-cell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7">
          <table:table-cell table:style-name="ce3" office:value-type="string" calcext:value-type="string">
            <text:p>      SSR-DC-24V@5A</text:p>
          </table:table-cell>
          <table:table-cell table:style-name="ce3" office:value-type="string" calcext:value-type="string">
            <text:p>ON/OFF initiated by water transfer request from LVS1 Low Level threshold, </text:p>
          </table:table-cell>
          <table:table-cell office:value-type="string" calcext:value-type="string">
            <text:p>SSR08x10_DC</text:p>
          </table:table-cell>
          <table:table-cell/>
          <table:table-cell office:value-type="string" calcext:value-type="string">
            <text:p>TB2</text:p>
          </table:table-cell>
          <table:table-cell/>
        </table:table-row>
        <table:table-row table:style-name="ro4">
          <table:table-cell table:style-name="ce3" office:value-type="string" calcext:value-type="string">
            <text:p>      controlled by REMST_00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TB2  manual operation     </text:p>
          </table:table-cell>
          <table:table-cell table:style-name="ce3" office:value-type="string" calcext:value-type="string">
            <text:p>manual overrid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ON/OFF // PWM</text:p>
          </table:table-cell>
          <table:table-cell table:style-name="ce3" office:value-type="string" calcext:value-type="string">
            <text:p>automatic control by system</text:p>
          </table:table-cell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RWI - System Board,</text:p>
          </table:table-cell>
          <table:table-cell table:style-name="ce3"/>
          <table:table-cell office:value-type="string" calcext:value-type="string">
            <text:p>RWI_00</text:p>
          </table:table-cell>
          <table:table-cell/>
          <table:table-cell office:value-type="string" calcext:value-type="string">
            <text:p>TB1</text:p>
          </table:table-cell>
          <table:table-cell office:value-type="string" calcext:value-type="string">
            <text:p>MCU peripheric interface / PWS for UK2.4N connector</text:p>
          </table:table-cell>
        </table:table-row>
        <table:table-row table:style-name="ro4">
          <table:table-cell table:style-name="ce3" office:value-type="string" calcext:value-type="string">
            <text:p>           System PWS, +24V, +5V, +3V3, +Loop, +5V-S,</text:p>
          </table:table-cell>
          <table:table-cell table:style-name="ce3"/>
          <table:table-cell office:value-type="string" calcext:value-type="string">
            <text:p>RWI_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       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 Field Connector</text:p>
          </table:table-cell>
          <table:table-cell table:style-name="ce3"/>
          <table:table-cell office:value-type="string" calcext:value-type="string">
            <text:p>28-PIN UK2.5N 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           .Module_BASST_00,</text:p>
          </table:table-cell>
          <table:table-cell table:style-name="ce3"/>
          <table:table-cell table:style-name="ce3" office:value-type="string" calcext:value-type="string">
            <text:p>BASST_00</text:p>
          </table:table-cell>
          <table:table-cell table:number-columns-repeated="3"/>
        </table:table-row>
        <table:table-row table:style-name="ro9">
          <table:table-cell table:style-name="ce3" office:value-type="string" calcext:value-type="string">
            <text:p>           .Module_DCIN_00,</text:p>
          </table:table-cell>
          <table:table-cell table:style-name="ce3"/>
          <table:table-cell table:style-name="ce3" office:value-type="string" calcext:value-type="string">
            <text:p>DCIN_00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           .Module_DCOUT_00,</text:p>
          </table:table-cell>
          <table:table-cell table:style-name="ce3"/>
          <table:table-cell table:style-name="ce3" office:value-type="string" calcext:value-type="string">
            <text:p>DCOUT_00,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           .Module_SSR08x4,</text:p>
          </table:table-cell>
          <table:table-cell table:style-name="ce3"/>
          <table:table-cell table:style-name="ce3" office:value-type="string" calcext:value-type="string">
            <text:p>SSR08x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&gt;&gt; DC Input Module 3V3 / 5V -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CIN_00:</text:p>
          </table:table-cell>
          <table:table-cell table:style-name="ce3"/>
          <table:table-cell table:style-name="ce3" office:value-type="string" calcext:value-type="string">
            <text:p>DCIN_00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PRS1 - pressure sensor #1 /  </text:p>
          </table:table-cell>
          <table:table-cell table:style-name="ce3" office:value-type="string" calcext:value-type="string">
            <text:p>0.5...4.5V, pressure signal of stand-pipe, P1 control/protection</text:p>
          </table:table-cell>
          <table:table-cell table:style-name="ce3" office:value-type="string" calcext:value-type="string">
            <text:p>PRS1_30psi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             Stand-Pipe pressure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 30PSI / 0.5..4.5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Normal Pump Active Value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Low Threshold &lt;= P1 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High Threshold &gt;= P1 OFF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monitores pump activity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protects pump run-dry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activates pump in pressuriz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systems,</text:p>
          </table:table-cell>
          <table:table-cell table:style-name="ce3"/>
          <table:table-cell table:number-columns-repeated="4"/>
        </table:table-row>
        <table:table-row table:style-name="ro4" table:number-rows-repeated="2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RS2 - pressure sensor #2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 - Pressurized System Controlle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 - 30PSI / 0.2....2.8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onitor pressurized system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aintain pressure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2/EV1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Activate/Desactivaste P1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LVS1 - Level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+Loop Powe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0...2m / 4..20m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Low Level Threshol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High Level Threshol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P3 control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EV3 control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LVS2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&gt;&gt; Digital Inputs 3..12VDC@3m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FLWS1 - Flow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Stand-Pipe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38 pulse / litro / +5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onitor P1 fun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protect P1 dry ru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FLWS2 - Flow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Low Tank fill control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38 pulse / litro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Filter alarm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- monitor P3 fun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- monitor Low Tank filling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DAUX1 - input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AUX2 - input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&gt;&gt; Digital Outputs 24VDC/0.5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COUT_00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- EV1....5 - 5-Ch-SINK//PWM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 O. C. 30V@0.5A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1 - fill High Tank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2 - Pressurized Se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3 - fill Low Tank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4 - (filter revers wash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5 - (filter reverse wash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SSR_Out - 4-Channel Sink SS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 - 220VAC / 4A SS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1 - P1 ON/OFF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2 - (P2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3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4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::::::: updated ::::::::::::::: 241024FB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REMST_00 Notes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make Sensor Power controlable by program; </text:p>
          </table:table-cell>
          <table:table-cell table:style-name="ce3"/>
          <table:table-cell table:number-columns-repeated="4"/>
        </table:table-row>
        <table:table-row table:style-name="ro4" table:number-rows-repeated="1048473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9:23:08.593540213</meta:creation-date>
    <dc:date>2024-10-24T21:23:33.345004790</dc:date>
    <meta:editing-duration>PT1H15M49S</meta:editing-duration>
    <meta:editing-cycles>4</meta:editing-cycles>
    <meta:generator>LibreOffice/24.2.2.2$Linux_X86_64 LibreOffice_project/420$Build-2</meta:generator>
    <meta:document-statistic meta:table-count="1" meta:cell-count="120" meta:object-count="0"/>
  </office:meta>
</office:document-meta>
</file>